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Gautami" svg:font-family="Gautami" style:font-family-generic="swiss" style:font-pitch="variable" svg:panose-1="2 0 5 0 0 0 0 0 0 0"/>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Standard" style:family="paragraph">
      <style:text-properties fo:color="#365F91"/>
    </style:style>
    <style:style style:name="P6" style:parent-style-name="Heading2" style:family="paragraph">
      <style:text-properties fo:font-style="normal" style:font-style-asian="normal" style:font-style-complex="normal" fo:color="#FF6600"/>
    </style:style>
    <style:style style:name="P7" style:parent-style-name="Standard" style:family="paragraph"/>
    <style:style style:name="P8" style:parent-style-name="Standard" style:family="paragraph"/>
    <style:style style:name="P9" style:parent-style-name="Standard" style:family="paragraph"/>
    <style:style style:name="P10" style:parent-style-name="Heading2" style:family="paragraph">
      <style:text-properties fo:font-style="normal" style:font-style-asian="normal" style:font-style-complex="normal" fo:color="#FF6600"/>
    </style:style>
    <style:style style:name="P11" style:parent-style-name="Standard" style:family="paragraph"/>
    <style:style style:name="P12" style:parent-style-name="Standard" style:family="paragraph"/>
    <style:style style:name="P13" style:parent-style-name="Standard" style:family="paragraph"/>
    <style:style style:name="P14" style:parent-style-name="Heading2" style:family="paragraph">
      <style:paragraph-properties fo:margin-left="0.2423in">
        <style:tab-stops/>
      </style:paragraph-properties>
    </style:style>
    <style:style style:name="T15" style:parent-style-name="DefaultParagraphFont" style:family="text">
      <style:text-properties fo:color="#FF6600"/>
    </style:style>
    <style:style style:name="T16" style:parent-style-name="DefaultParagraphFont" style:family="text">
      <style:text-properties fo:font-style="normal" style:font-style-asian="normal" style:font-style-complex="normal" fo:color="#FF6600"/>
    </style:style>
    <style:style style:name="P17" style:parent-style-name="Standard" style:family="paragraph">
      <style:paragraph-properties fo:margin-left="0.4923in" fo:text-indent="-0.25in">
        <style:tab-stops/>
      </style:paragraph-properties>
    </style:style>
    <style:style style:name="P18" style:parent-style-name="Standard" style:family="paragraph">
      <style:text-properties fo:color="#FF6600"/>
    </style:style>
    <style:style style:name="P19" style:parent-style-name="styletwo1" style:family="paragraph">
      <style:paragraph-properties fo:margin-left="0.75in">
        <style:tab-stops/>
      </style:paragraph-properties>
      <style:text-properties fo:font-size="10pt" style:font-size-asian="10pt"/>
    </style:style>
    <style:style style:name="P20" style:parent-style-name="Textbody" style:family="paragraph">
      <style:paragraph-properties fo:margin-bottom="0.2in" fo:margin-left="0.5in">
        <style:tab-stops/>
      </style:paragraph-properties>
    </style:style>
    <style:style style:name="T21" style:parent-style-name="DefaultParagraphFont" style:family="text">
      <style:text-properties style:font-name-complex="Arial" fo:font-weight="bold" style:font-weight-asian="bold" fo:font-size="10pt" style:font-size-asian="10pt"/>
    </style:style>
    <style:style style:name="T22" style:parent-style-name="DefaultParagraphFont" style:family="text">
      <style:text-properties style:font-name-complex="Arial" fo:font-size="10pt" style:font-size-asian="10pt"/>
    </style:style>
    <style:style style:name="P23" style:parent-style-name="NormalWeb" style:family="paragraph">
      <style:paragraph-properties fo:margin-left="1in">
        <style:tab-stops/>
      </style:paragraph-properties>
      <style:text-properties style:font-name="Verdana" fo:font-style="italic" style:font-style-asian="italic" fo:font-size="10pt" style:font-size-asian="10pt" style:font-size-complex="10pt"/>
    </style:style>
    <style:style style:name="P24" style:parent-style-name="NormalWeb" style:family="paragraph">
      <style:paragraph-properties fo:margin-left="1in">
        <style:tab-stops/>
      </style:paragraph-properties>
      <style:text-properties style:font-name="Verdana" fo:font-style="italic" style:font-style-asian="italic" fo:font-size="10pt" style:font-size-asian="10pt" style:font-size-complex="10pt"/>
    </style:style>
    <style:style style:name="P25" style:parent-style-name="NormalWeb" style:family="paragraph">
      <style:paragraph-properties fo:margin-left="1in">
        <style:tab-stops/>
      </style:paragraph-properties>
      <style:text-properties style:font-name="Verdana" fo:font-style="italic" style:font-style-asian="italic" fo:font-size="10pt" style:font-size-asian="10pt" style:font-size-complex="10pt"/>
    </style:style>
    <style:style style:name="P26" style:parent-style-name="NormalWeb" style:family="paragraph">
      <style:paragraph-properties fo:margin-left="1in">
        <style:tab-stops/>
      </style:paragraph-properties>
      <style:text-properties style:font-name="Verdana" fo:font-style="italic" style:font-style-asian="italic" fo:font-size="10pt" style:font-size-asian="10pt" style:font-size-complex="10pt"/>
    </style:style>
    <style:style style:name="P27" style:parent-style-name="Textbody" style:family="paragraph">
      <style:paragraph-properties fo:margin-bottom="0.2in" fo:margin-left="0.5in">
        <style:tab-stops/>
      </style:paragraph-properties>
      <style:text-properties style:font-name-complex="Arial" style:font-weight-complex="bold" fo:font-size="10pt" style:font-size-asian="10pt"/>
    </style:style>
    <style:style style:name="P28" style:parent-style-name="Textbody" style:family="paragraph">
      <style:paragraph-properties fo:margin-bottom="0.2in" fo:margin-left="1in" fo:text-indent="-0.5in">
        <style:tab-stops/>
      </style:paragraph-properties>
      <style:text-properties style:font-name-complex="Arial" style:font-weight-complex="bold" fo:font-size="10pt" style:font-size-asian="10pt"/>
    </style:style>
    <style:style style:name="P29" style:parent-style-name="Textbody" style:family="paragraph">
      <style:paragraph-properties fo:margin-bottom="0.2in" fo:margin-left="0.5in">
        <style:tab-stops/>
      </style:paragraph-properties>
    </style:style>
    <style:style style:name="T30" style:parent-style-name="DefaultParagraphFont" style:family="text">
      <style:text-properties style:font-name-complex="Arial" fo:font-weight="bold" style:font-weight-asian="bold" fo:font-size="10pt" style:font-size-asian="10pt"/>
    </style:style>
    <style:style style:name="T31" style:parent-style-name="DefaultParagraphFont" style:family="text">
      <style:text-properties style:font-name-complex="Arial" style:font-weight-complex="bold" fo:font-size="10pt" style:font-size-asian="10pt"/>
    </style:style>
    <style:style style:name="P32" style:parent-style-name="Textbody" style:family="paragraph">
      <style:paragraph-properties fo:margin-bottom="0.2in" fo:margin-left="0.5in">
        <style:tab-stops/>
      </style:paragraph-properties>
    </style:style>
    <style:style style:name="T33" style:parent-style-name="DefaultParagraphFont" style:family="text">
      <style:text-properties style:font-name-complex="Arial" fo:font-weight="bold" style:font-weight-asian="bold" style:font-weight-complex="bold" fo:font-size="10pt" style:font-size-asian="10pt" fo:background-color="#FFFFFF"/>
    </style:style>
    <style:style style:name="T34" style:parent-style-name="DefaultParagraphFont" style:family="text">
      <style:text-properties style:font-name-complex="Arial" fo:font-size="10pt" style:font-size-asian="10pt" fo:background-color="#FFFFFF"/>
    </style:style>
    <style:style style:name="P35" style:parent-style-name="Textbody" style:family="paragraph">
      <style:paragraph-properties fo:margin-bottom="0.2in" fo:margin-left="0.5in">
        <style:tab-stops/>
      </style:paragraph-properties>
    </style:style>
    <style:style style:name="T36" style:parent-style-name="DefaultParagraphFont" style:family="text">
      <style:text-properties style:font-name-complex="Arial" fo:font-weight="bold" style:font-weight-asian="bold" fo:font-size="10pt" style:font-size-asian="10pt"/>
    </style:style>
    <style:style style:name="T37" style:parent-style-name="DefaultParagraphFont" style:family="text">
      <style:text-properties style:font-name-complex="Arial" fo:font-weight="bold" style:font-weight-asian="bold" fo:font-size="10pt" style:font-size-asian="10pt" fo:background-color="#FFFFFF"/>
    </style:style>
    <style:style style:name="T38" style:parent-style-name="DefaultParagraphFont" style:family="text">
      <style:text-properties style:font-name-complex="Arial" style:font-weight-complex="bold" fo:font-size="10pt" style:font-size-asian="10pt" fo:background-color="#FFFFFF"/>
    </style:style>
    <style:style style:name="P39" style:parent-style-name="Textbody" style:family="paragraph">
      <style:paragraph-properties fo:margin-bottom="0.2in" fo:margin-left="0.5in">
        <style:tab-stops/>
      </style:paragraph-properties>
    </style:style>
    <style:style style:name="T40" style:parent-style-name="DefaultParagraphFont" style:family="text">
      <style:text-properties style:font-name-complex="Arial" fo:font-weight="bold" style:font-weight-asian="bold" fo:font-size="10pt" style:font-size-asian="10pt"/>
    </style:style>
    <style:style style:name="T41" style:parent-style-name="DefaultParagraphFont" style:family="text">
      <style:text-properties style:font-name-complex="Arial" style:font-weight-complex="bold" fo:font-size="10pt" style:font-size-asian="10pt"/>
    </style:style>
    <style:style style:name="P42" style:parent-style-name="Textbody" style:family="paragraph">
      <style:paragraph-properties fo:margin-bottom="0.2in" fo:margin-left="0.5in">
        <style:tab-stops/>
      </style:paragraph-properties>
    </style:style>
    <style:style style:name="T43" style:parent-style-name="DefaultParagraphFont" style:family="text">
      <style:text-properties style:font-name-complex="Arial" fo:font-weight="bold" style:font-weight-asian="bold" fo:font-size="10pt" style:font-size-asian="10pt"/>
    </style:style>
    <style:style style:name="T44" style:parent-style-name="DefaultParagraphFont" style:family="text">
      <style:text-properties style:font-name-complex="Arial" fo:font-size="10pt" style:font-size-asian="10pt"/>
    </style:style>
    <style:style style:name="T45" style:parent-style-name="DefaultParagraphFont" style:family="text">
      <style:text-properties style:font-name-complex="Arial" fo:font-size="10pt" style:font-size-asian="10pt"/>
    </style:style>
    <style:style style:name="P46" style:parent-style-name="Textbody" style:family="paragraph">
      <style:paragraph-properties fo:margin-bottom="0.2in" fo:margin-left="0.5in">
        <style:tab-stops/>
      </style:paragraph-properties>
    </style:style>
    <style:style style:name="T47" style:parent-style-name="DefaultParagraphFont" style:family="text">
      <style:text-properties style:font-name-complex="Arial" fo:font-weight="bold" style:font-weight-asian="bold" fo:font-size="10pt" style:font-size-asian="10pt" fo:background-color="#FFFFFF"/>
    </style:style>
    <style:style style:name="T48" style:parent-style-name="DefaultParagraphFont" style:family="text">
      <style:text-properties style:font-name-complex="Arial" fo:font-size="10pt" style:font-size-asian="10pt" fo:background-color="#FFFFFF"/>
    </style:style>
    <style:style style:name="P49" style:parent-style-name="Textbody" style:family="paragraph">
      <style:paragraph-properties fo:margin-bottom="0.2in" fo:margin-left="0.5in">
        <style:tab-stops/>
      </style:paragraph-properties>
    </style:style>
    <style:style style:name="T50" style:parent-style-name="DefaultParagraphFont" style:family="text">
      <style:text-properties style:font-name-complex="Arial" fo:font-weight="bold" style:font-weight-asian="bold" fo:font-size="10pt" style:font-size-asian="10pt"/>
    </style:style>
    <style:style style:name="T51" style:parent-style-name="DefaultParagraphFont" style:family="text">
      <style:text-properties style:font-name-complex="Arial" fo:font-size="10pt" style:font-size-asian="10pt"/>
    </style:style>
    <style:style style:name="P52" style:parent-style-name="Heading2" style:family="paragraph">
      <style:text-properties fo:font-style="normal" style:font-style-asian="normal" style:font-style-complex="normal" fo:color="#FF6600"/>
    </style:style>
    <style:style style:name="P53" style:parent-style-name="Standard" style:family="paragraph"/>
    <style:style style:name="P54" style:parent-style-name="Standard" style:family="paragraph"/>
    <style:style style:name="P55" style:parent-style-name="Standard" style:family="paragraph">
      <style:paragraph-properties fo:margin-left="1in">
        <style:tab-stops/>
      </style:paragraph-properties>
    </style:style>
    <style:style style:name="P56" style:parent-style-name="Standard" style:family="paragraph">
      <style:paragraph-properties fo:margin-left="1in">
        <style:tab-stops/>
      </style:paragraph-properties>
    </style:style>
    <style:style style:name="P57" style:parent-style-name="Heading2" style:family="paragraph">
      <style:text-properties fo:font-style="normal" style:font-style-asian="normal" style:font-style-complex="normal" fo:color="#FF6600"/>
    </style:style>
    <style:style style:name="P58" style:parent-style-name="Standard" style:family="paragraph">
      <style:paragraph-properties fo:margin-left="0.75in">
        <style:tab-stops/>
      </style:paragraph-properties>
    </style:style>
    <style:style style:name="P59" style:parent-style-name="Standard" style:family="paragraph"/>
    <style:style style:name="P60" style:parent-style-name="Standard" style:family="paragraph"/>
    <style:style style:name="P61" style:parent-style-name="Standard" style:family="paragraph">
      <style:paragraph-properties fo:text-align="center"/>
    </style:style>
    <style:style style:name="P62" style:parent-style-name="Heading2" style:family="paragraph">
      <style:text-properties fo:font-style="normal" style:font-style-asian="normal" style:font-style-complex="normal" fo:color="#FF6600"/>
    </style:style>
    <style:style style:name="P63" style:parent-style-name="Standard" style:family="paragraph"/>
    <style:style style:name="P64" style:parent-style-name="Standard" style:family="paragraph"/>
    <style:style style:name="P65" style:parent-style-name="Standard" style:family="paragraph"/>
    <style:style style:name="T66" style:parent-style-name="DefaultParagraphFont" style:family="text">
      <style:text-properties fo:color="#FF6600" fo:background-color="#FFFFFF"/>
    </style:style>
    <style:style style:name="T67" style:parent-style-name="DefaultParagraphFont" style:family="text">
      <style:text-properties fo:font-style="normal" style:font-style-asian="normal" style:font-style-complex="normal" fo:color="#FF6600" fo:background-color="#FFFFFF"/>
    </style:style>
    <style:style style:name="P68" style:parent-style-name="Standard" style:family="paragraph">
      <style:paragraph-properties fo:margin-bottom="0.2in" fo:margin-left="0.5in" fo:text-indent="0in">
        <style:tab-stops/>
      </style:paragraph-properties>
      <style:text-properties style:font-name-complex="Arial" fo:font-size="10pt" style:font-size-asian="10pt"/>
    </style:style>
    <style:style style:name="P69" style:parent-style-name="Standard" style:family="paragraph">
      <style:text-properties fo:color="#365F91"/>
    </style:style>
    <style:style style:name="P70" style:parent-style-name="Heading2" style:family="paragraph">
      <style:paragraph-properties>
        <style:tab-stops>
          <style:tab-stop style:type="left" style:position="0.3125in"/>
          <style:tab-stop style:type="left" style:position="0.5625in"/>
        </style:tab-stops>
      </style:paragraph-properties>
      <style:text-properties fo:font-style="normal" style:font-style-asian="normal" style:font-style-complex="normal" fo:color="#FF6600"/>
    </style:style>
    <style:style style:name="P71" style:parent-style-name="Standard" style:family="paragraph">
      <style:paragraph-properties fo:margin-left="0in" fo:text-indent="-1.5625in">
        <style:tab-stops>
          <style:tab-stop style:type="left" style:position="1.1875in"/>
          <style:tab-stop style:type="left" style:position="1.9375in"/>
        </style:tab-stops>
      </style:paragraph-properties>
      <style:text-properties fo:background-color="#C0C0C0"/>
    </style:style>
    <style:style style:name="P72" style:parent-style-name="Standard" style:family="paragraph">
      <style:paragraph-properties fo:margin-left="2.4375in">
        <style:tab-stops>
          <style:tab-stop style:type="left" style:position="1.1875in"/>
          <style:tab-stop style:type="left" style:position="1.9375in"/>
        </style:tab-stops>
      </style:paragraph-properties>
      <style:text-properties fo:background-color="#C0C0C0"/>
    </style:style>
    <style:style style:name="P73" style:parent-style-name="Standard" style:family="paragraph">
      <style:paragraph-properties fo:margin-left="1.5in">
        <style:tab-stops>
          <style:tab-stop style:type="left" style:position="1.1875in"/>
          <style:tab-stop style:type="left" style:position="1.9375in"/>
        </style:tab-stops>
      </style:paragraph-properties>
    </style:style>
    <style:style style:name="P74" style:parent-style-name="Standard" style:family="paragraph">
      <style:paragraph-properties fo:margin-left="1.5in">
        <style:tab-stops>
          <style:tab-stop style:type="left" style:position="1.1875in"/>
          <style:tab-stop style:type="left" style:position="1.9375in"/>
        </style:tab-stops>
      </style:paragraph-properties>
    </style:style>
    <style:style style:name="P75" style:parent-style-name="Standard" style:family="paragraph">
      <style:paragraph-properties fo:margin-left="1.5in">
        <style:tab-stops>
          <style:tab-stop style:type="left" style:position="1.1875in"/>
          <style:tab-stop style:type="left" style:position="1.9375in"/>
        </style:tab-stops>
      </style:paragraph-properties>
    </style:style>
    <style:style style:name="P76" style:parent-style-name="Standard" style:family="paragraph">
      <style:paragraph-properties fo:margin-left="0in" fo:text-indent="-1.5625in">
        <style:tab-stops>
          <style:tab-stop style:type="left" style:position="1.1875in"/>
          <style:tab-stop style:type="left" style:position="1.9375in"/>
        </style:tab-stops>
      </style:paragraph-properties>
      <style:text-properties fo:background-color="#C0C0C0"/>
    </style:style>
    <style:style style:name="P77" style:parent-style-name="Standard" style:family="paragraph">
      <style:paragraph-properties fo:margin-left="2.4375in">
        <style:tab-stops>
          <style:tab-stop style:type="left" style:position="1.1875in"/>
          <style:tab-stop style:type="left" style:position="1.9375in"/>
        </style:tab-stops>
      </style:paragraph-properties>
      <style:text-properties fo:background-color="#C0C0C0"/>
    </style:style>
    <style:style style:name="P78" style:parent-style-name="Standard" style:family="paragraph">
      <style:paragraph-properties fo:margin-left="1.5in">
        <style:tab-stops>
          <style:tab-stop style:type="left" style:position="1.1875in"/>
          <style:tab-stop style:type="left" style:position="1.9375in"/>
        </style:tab-stops>
      </style:paragraph-properties>
    </style:style>
    <style:style style:name="P79" style:parent-style-name="Standard" style:family="paragraph">
      <style:paragraph-properties fo:margin-left="1.5in">
        <style:tab-stops>
          <style:tab-stop style:type="left" style:position="1.1875in"/>
          <style:tab-stop style:type="left" style:position="1.9375in"/>
        </style:tab-stops>
      </style:paragraph-properties>
    </style:style>
    <style:style style:name="P80" style:parent-style-name="Standard" style:family="paragraph">
      <style:paragraph-properties fo:margin-left="0in" fo:text-indent="-1.5in">
        <style:tab-stops>
          <style:tab-stop style:type="left" style:position="1.1875in"/>
          <style:tab-stop style:type="left" style:position="1.9375in"/>
          <style:tab-stop style:type="left" style:position="2in"/>
        </style:tab-stops>
      </style:paragraph-properties>
      <style:text-properties fo:background-color="#C0C0C0"/>
    </style:style>
    <style:style style:name="P81" style:parent-style-name="Standard" style:family="paragraph">
      <style:paragraph-properties fo:margin-left="1.5in">
        <style:tab-stops>
          <style:tab-stop style:type="left" style:position="1.1875in"/>
          <style:tab-stop style:type="left" style:position="1.9375in"/>
        </style:tab-stops>
      </style:paragraph-properties>
    </style:style>
    <style:style style:name="P82" style:parent-style-name="Standard" style:family="paragraph">
      <style:paragraph-properties fo:margin-left="0.9375in">
        <style:tab-stops>
          <style:tab-stop style:type="left" style:position="1.1875in"/>
          <style:tab-stop style:type="left" style:position="1.9375in"/>
          <style:tab-stop style:type="left" style:position="2in"/>
        </style:tab-stops>
      </style:paragraph-properties>
    </style:style>
    <style:style style:name="P83" style:parent-style-name="Standard" style:family="paragraph">
      <style:paragraph-properties fo:margin-left="0in" fo:text-indent="-1.5in">
        <style:tab-stops>
          <style:tab-stop style:type="left" style:position="1.1875in"/>
        </style:tab-stops>
      </style:paragraph-properties>
    </style:style>
    <style:style style:name="T84" style:parent-style-name="DefaultParagraphFont" style:family="text">
      <style:text-properties fo:background-color="#C0C0C0"/>
    </style:style>
    <style:style style:name="P85" style:parent-style-name="Standard" style:family="paragraph">
      <style:paragraph-properties fo:margin-left="0.9375in">
        <style:tab-stops>
          <style:tab-stop style:type="left" style:position="1.1875in"/>
        </style:tab-stops>
      </style:paragraph-properties>
    </style:style>
    <style:style style:name="P86" style:parent-style-name="Standard" style:family="paragraph">
      <style:paragraph-properties>
        <style:tab-stops>
          <style:tab-stop style:type="left" style:position="0.25in"/>
        </style:tab-stops>
      </style:paragraph-properties>
      <style:text-properties fo:background-color="#C0C0C0"/>
    </style:style>
    <style:style style:name="P87" style:parent-style-name="Standard" style:family="paragraph">
      <style:paragraph-properties>
        <style:tab-stops>
          <style:tab-stop style:type="left" style:position="-0.25in"/>
        </style:tab-stops>
      </style:paragraph-properties>
    </style:style>
    <style:style style:name="P88" style:parent-style-name="Standard" style:family="paragraph">
      <style:paragraph-properties fo:margin-bottom="0.2in" fo:margin-left="0.5in" fo:text-indent="0in">
        <style:tab-stops>
          <style:tab-stop style:type="left" style:position="1.1875in"/>
        </style:tab-stops>
      </style:paragraph-properties>
      <style:text-properties style:font-name-complex="Arial" fo:font-size="10pt" style:font-size-asian="10pt"/>
    </style:style>
    <style:style style:name="P89" style:parent-style-name="Textbody" style:family="paragraph">
      <style:paragraph-properties>
        <style:tab-stops>
          <style:tab-stop style:type="left" style:position="-0.4375in"/>
        </style:tab-stops>
      </style:paragraph-properties>
      <style:text-properties fo:font-style="italic" style:font-style-asian="italic" style:font-style-complex="italic" fo:font-size="10pt" style:font-size-asian="10pt"/>
    </style:style>
    <style:style style:name="P90" style:parent-style-name="Textbody" style:family="paragraph">
      <style:paragraph-properties>
        <style:tab-stops>
          <style:tab-stop style:type="left" style:position="-0.9375in"/>
        </style:tab-stops>
      </style:paragraph-properties>
      <style:text-properties fo:font-style="italic" style:font-style-asian="italic" style:font-style-complex="italic" fo:font-size="10pt" style:font-size-asian="10pt"/>
    </style:style>
    <style:style style:name="P91" style:parent-style-name="Textbody" style:family="paragraph">
      <style:paragraph-properties>
        <style:tab-stops>
          <style:tab-stop style:type="left" style:position="-0.9375in"/>
        </style:tab-stops>
      </style:paragraph-properties>
      <style:text-properties fo:font-style="italic" style:font-style-asian="italic" style:font-style-complex="italic" fo:font-size="10pt" style:font-size-asian="10pt"/>
    </style:style>
    <style:style style:name="P92" style:parent-style-name="Textbody" style:family="paragraph">
      <style:paragraph-properties>
        <style:tab-stops>
          <style:tab-stop style:type="left" style:position="-0.9375in"/>
        </style:tab-stops>
      </style:paragraph-properties>
      <style:text-properties style:font-name-complex="Arial" fo:font-size="10pt" style:font-size-asian="10pt"/>
    </style:style>
    <style:style style:name="P93" style:parent-style-name="Textbody" style:family="paragraph">
      <style:paragraph-properties>
        <style:tab-stops>
          <style:tab-stop style:type="left" style:position="-0.9375in"/>
        </style:tab-stops>
      </style:paragraph-properties>
      <style:text-properties style:font-name-complex="Arial" fo:font-size="10pt" style:font-size-asian="10pt"/>
    </style:style>
    <style:style style:name="P94" style:parent-style-name="Textbody" style:family="paragraph">
      <style:paragraph-properties>
        <style:tab-stops>
          <style:tab-stop style:type="left" style:position="-0.9375in"/>
        </style:tab-stops>
      </style:paragraph-properties>
      <style:text-properties style:font-name-complex="Arial" fo:font-size="10pt" style:font-size-asian="10pt"/>
    </style:style>
    <style:style style:name="P95" style:parent-style-name="Textbody" style:family="paragraph">
      <style:paragraph-properties>
        <style:tab-stops>
          <style:tab-stop style:type="left" style:position="-0.9375in"/>
        </style:tab-stops>
      </style:paragraph-properties>
      <style:text-properties style:font-name-complex="Arial" fo:font-size="10pt" style:font-size-asian="10pt"/>
    </style:style>
    <style:style style:name="P96" style:parent-style-name="Textbody" style:family="paragraph">
      <style:paragraph-properties>
        <style:tab-stops>
          <style:tab-stop style:type="left" style:position="-0.9375in"/>
        </style:tab-stops>
      </style:paragraph-properties>
      <style:text-properties style:font-name-complex="Arial" fo:font-size="10pt" style:font-size-asian="10pt"/>
    </style:style>
    <style:style style:name="P97" style:parent-style-name="Textbody" style:family="paragraph">
      <style:paragraph-properties>
        <style:tab-stops>
          <style:tab-stop style:type="left" style:position="-0.9375in"/>
        </style:tab-stops>
      </style:paragraph-properties>
      <style:text-properties style:font-name-complex="Arial" fo:font-size="10pt" style:font-size-asian="10pt"/>
    </style:style>
    <style:style style:name="P98" style:parent-style-name="Textbody" style:family="paragraph">
      <style:paragraph-properties>
        <style:tab-stops>
          <style:tab-stop style:type="left" style:position="-0.9375in"/>
        </style:tab-stops>
      </style:paragraph-properties>
      <style:text-properties style:font-name-complex="Arial" fo:font-size="10pt" style:font-size-asian="10pt"/>
    </style:style>
    <style:style style:name="P99" style:parent-style-name="Textbody" style:family="paragraph">
      <style:paragraph-properties fo:margin-bottom="0.2in">
        <style:tab-stops>
          <style:tab-stop style:type="left" style:position="-0.9375in"/>
        </style:tab-stops>
      </style:paragraph-properties>
      <style:text-properties style:font-name-complex="Arial" fo:font-size="10pt" style:font-size-asian="10pt"/>
    </style:style>
    <style:style style:name="P100" style:parent-style-name="Textbody" style:family="paragraph">
      <style:paragraph-properties fo:margin-bottom="0.2in">
        <style:tab-stops>
          <style:tab-stop style:type="left" style:position="1in"/>
        </style:tab-stops>
      </style:paragraph-properties>
      <style:text-properties style:font-name-complex="Arial" fo:font-size="10pt" style:font-size-asian="10pt"/>
    </style:style>
    <style:style style:name="P101" style:parent-style-name="Standard" style:family="paragraph">
      <style:text-properties style:font-name="Arial" style:font-name-complex="Arial" fo:font-weight="bold" style:font-weight-asian="bold" style:font-weight-complex="bold"/>
    </style:style>
    <style:style style:name="P102" style:parent-style-name="Standard" style:family="paragraph">
      <style:paragraph-properties fo:margin-bottom="0.2in">
        <style:tab-stops>
          <style:tab-stop style:type="left" style:position="1in"/>
        </style:tab-stops>
      </style:paragraph-properties>
      <style:text-properties style:font-name="Arial" style:font-name-complex="Arial" fo:font-size="10pt" style:font-size-asian="10pt"/>
    </style:style>
    <style:style style:name="P103" style:parent-style-name="Standard" style:family="paragraph">
      <style:paragraph-properties fo:margin-bottom="0.2in">
        <style:tab-stops>
          <style:tab-stop style:type="left" style:position="1in"/>
        </style:tab-stops>
      </style:paragraph-properties>
      <style:text-properties style:font-name="Arial" style:font-name-complex="Arial" fo:font-size="10pt" style:font-size-asian="10pt"/>
    </style:style>
    <style:style style:name="P104" style:parent-style-name="Heading1" style:family="paragraph">
      <style:paragraph-properties fo:break-before="page"/>
    </style:style>
    <style:style style:name="P105" style:parent-style-name="BulletedList" style:family="paragraph"/>
    <style:style style:name="T106" style:parent-style-name="DefaultParagraphFont" style:family="text">
      <style:text-properties fo:color="#0000FF"/>
    </style:style>
    <style:style style:name="P107" style:parent-style-name="Heading10" style:family="paragraph">
      <style:paragraph-properties fo:break-before="page"/>
    </style:style>
    <style:style style:name="P108" style:parent-style-name="Standard" style:family="paragraph">
      <style:paragraph-properties fo:margin-bottom="0.2in">
        <style:tab-stops>
          <style:tab-stop style:type="left" style:position="1in"/>
        </style:tab-stops>
      </style:paragraph-properties>
    </style:style>
    <style:style style:name="T109" style:parent-style-name="DefaultParagraphFont" style:family="text">
      <style:text-properties style:font-name="Arial" style:font-name-complex="Arial" fo:font-size="10pt" style:font-size-asian="10pt"/>
    </style:style>
  </office:automatic-styles>
  <office:body>
    <office:text text:use-soft-page-breaks="true">
      <text:p text:style-name="P1"><text:s/></text:p>
      <text:p text:style-name="P2">Project: AUTH EXPORT 278</text:p>
      <text:p text:style-name="P3"/>
      <text:p text:style-name="P4">Context Document<text:s/></text:p>
      <text:p text:style-name="P5">High Level Information</text:p>
      <text:list text:style-name="WW8Num47" text:continue-numbering="true">
        <text:list-item>
          <text:list>
            <text:list-item>
              <text:p text:style-name="P6">Actors</text:p>
            </text:list-item>
          </text:list>
        </text:list-item>
      </text:list>
      <text:list text:style-name="WW8Num38">
        <text:list-item text:start-value="1">
          <text:p text:style-name="P7">JIVA system</text:p>
        </text:list-item>
        <text:list-item>
          <text:p text:style-name="P8">Claims System</text:p>
        </text:list-item>
        <text:list-item>
          <text:p text:style-name="P9">Admin User</text:p>
        </text:list-item>
      </text:list>
      <text:list text:style-name="WW8Num47" text:continue-numbering="true">
        <text:list-item>
          <text:list>
            <text:list-item>
              <text:p text:style-name="P10"><text:bookmark-start text:name="__RefHeading__779_1500249654"/><text:bookmark-end text:name="__RefHeading__779_1500249654"/>Interface Objective</text:p>
            </text:list-item>
          </text:list>
        </text:list-item>
      </text:list>
      <text:list text:style-name="WW8Num41">
        <text:list-item text:start-value="1">
          <text:p text:style-name="P11">To export authorization data from JIVA system to Claims system</text:p>
        </text:list-item>
        <text:list-item>
          <text:p text:style-name="P12">The export must include episode types IP, OP and OP-R with status HOLD and CLOSED</text:p>
        </text:list-item>
        <text:list-item>
          <text:p text:style-name="P13">The data exported must conform to accepted HIPAA 278 format (see the attached JIVA–CLAIMS mapping.xls for the agreed loops, segments, standard values, and format)</text:p>
        </text:list-item>
      </text:list>
      <text:h text:style-name="P14" text:outline-level="2"><text:span text:style-name="T15">3.3<text:s/></text:span><text:span text:style-name="T16">Description</text:span></text:h>
      <text:p text:style-name="P17">The auth transactions exported to Claims system as per HIPAA 278 standard format from JIVA.</text:p>
      <text:p text:style-name="P18">Input Description</text:p>
      <text:p text:style-name="P19"/>
      <text:p text:style-name="P20"><text:span text:style-name="T21">Frequency:<text:s/></text:span><text:bookmark-start text:name="kgx_1372"/><text:bookmark-start text:name="kgx_1354"/><text:bookmark-start text:name="zq7k643"/><text:bookmark-start text:name="kgx_1355"/><text:bookmark-start text:name="fiad4141"/><text:bookmark-start text:name="kgx_1356"/><text:bookmark-start text:name="zq7k642"/><text:bookmark-start text:name="kgx_1357"/><text:bookmark-start text:name="fiad4151"/><text:bookmark-start text:name="kgx_1358"/><text:bookmark-start text:name="zq7k641"/><text:bookmark-start text:name="kgx_1359"/><text:bookmark-start text:name="fiad4161"/><text:bookmark-start text:name="kgx_1360"/><text:bookmark-start text:name="zq7k640"/><text:bookmark-start text:name="kgx_1361"/><text:bookmark-start text:name="fiad4171"/><text:bookmark-start text:name="kgx_1362"/><text:bookmark-start text:name="zq7k639"/><text:bookmark-start text:name="kgx_1363"/><text:bookmark-start text:name="fiad4181"/><text:bookmark-start text:name="kgx_1364"/><text:bookmark-start text:name="zq7k638"/><text:bookmark-start text:name="kgx_1365"/><text:bookmark-start text:name="fiad420"/><text:bookmark-start text:name="kgx_1366"/><text:bookmark-start text:name="zq7k637"/><text:bookmark-start text:name="kgx_1367"/><text:bookmark-start text:name="fv310"/><text:bookmark-start text:name="kgx_1368"/><text:bookmark-start text:name="zq7k636"/><text:bookmark-start text:name="kgx_1373"/><text:bookmark-start text:name="zq7k659"/><text:bookmark-start text:name="kgx_1374"/><text:bookmark-start text:name="zq7k658"/><text:bookmark-start text:name="kgx_1375"/><text:bookmark-start text:name="zq7k657"/><text:bookmark-start text:name="kgx_1376"/><text:bookmark-start text:name="fv312"/><text:bookmark-start text:name="kgx_1377"/><text:bookmark-start text:name="zq7k656"/><text:bookmark-start text:name="kgx_1378"/><text:bookmark-start text:name="fv313"/><text:bookmark-start text:name="kgx_1379"/><text:bookmark-start text:name="zq7k655"/><text:bookmark-start text:name="kgx_1380"/><text:bookmark-start text:name="j70o0"/><text:bookmark-start text:name="kgx_1381"/><text:bookmark-start text:name="zq7k654"/><text:bookmark-start text:name="kgx_1382"/><text:bookmark-start text:name="fiad4152"/><text:bookmark-start text:name="kgx_1383"/><text:bookmark-start text:name="zq7k653"/><text:bookmark-start text:name="kgx_1384"/><text:bookmark-start text:name="fiad4162"/><text:bookmark-start text:name="kgx_1385"/><text:bookmark-start text:name="zq7k652"/><text:bookmark-start text:name="kgx_1386"/><text:bookmark-start text:name="fiad4172"/><text:bookmark-start text:name="kgx_1387"/><text:bookmark-start text:name="zq7k651"/><text:bookmark-start text:name="kgx_1388"/><text:bookmark-start text:name="fiad4182"/><text:bookmark-start text:name="kgx_1389"/><text:bookmark-start text:name="zq7k650"/><text:bookmark-start text:name="kgx_1390"/><text:bookmark-start text:name="fiad421"/><text:bookmark-start text:name="kgx_1391"/><text:bookmark-start text:name="zq7k649"/><text:bookmark-start text:name="kgx_1392"/><text:bookmark-start text:name="fv311"/><text:bookmark-start text:name="kgx_1393"/><text:bookmark-start text:name="zq7k648"/><text:bookmark-start text:name="kgx_1394"/><text:bookmark-start text:name="fv3121"/><text:bookmark-start text:name="kgx_1395"/><text:bookmark-start text:name="zq7k647"/><text:bookmark-start text:name="kgx_1396"/><text:bookmark-start text:name="fv3131"/><text:bookmark-start text:name="kgx_1397"/><text:bookmark-start text:name="zq7k646"/><text:bookmark-start text:name="kgx_1398"/><text:bookmark-start text:name="j70o01"/><text:bookmark-start text:name="kgx_1399"/><text:bookmark-start text:name="zq7k645"/><text:bookmark-start text:name="kgx_1400"/><text:bookmark-start text:name="zq7k644"/><text:bookmark-start text:name="kgx_1401"/><text:bookmark-start text:name="kgx_1402"/><text:bookmark-start text:name="kgx_1403"/><text:bookmark-end text:name="kgx_1372"/><text:bookmark-end text:name="kgx_1354"/><text:bookmark-end text:name="zq7k643"/><text:bookmark-end text:name="kgx_1355"/><text:bookmark-end text:name="fiad4141"/><text:bookmark-end text:name="kgx_1356"/><text:bookmark-end text:name="zq7k642"/><text:bookmark-end text:name="kgx_1357"/><text:bookmark-end text:name="fiad4151"/><text:bookmark-end text:name="kgx_1358"/><text:bookmark-end text:name="zq7k641"/><text:bookmark-end text:name="kgx_1359"/><text:bookmark-end text:name="fiad4161"/><text:bookmark-end text:name="kgx_1360"/><text:bookmark-end text:name="zq7k640"/><text:bookmark-end text:name="kgx_1361"/><text:bookmark-end text:name="fiad4171"/><text:bookmark-end text:name="kgx_1362"/><text:bookmark-end text:name="zq7k639"/><text:bookmark-end text:name="kgx_1363"/><text:bookmark-end text:name="fiad4181"/><text:bookmark-end text:name="kgx_1364"/><text:bookmark-end text:name="zq7k638"/><text:bookmark-end text:name="kgx_1365"/><text:bookmark-end text:name="fiad420"/><text:bookmark-end text:name="kgx_1366"/><text:bookmark-end text:name="zq7k637"/><text:bookmark-end text:name="kgx_1367"/><text:bookmark-end text:name="fv310"/><text:bookmark-end text:name="kgx_1368"/><text:bookmark-end text:name="zq7k636"/><text:bookmark-end text:name="kgx_1373"/><text:bookmark-end text:name="zq7k659"/><text:bookmark-end text:name="kgx_1374"/><text:bookmark-end text:name="zq7k658"/><text:bookmark-end text:name="kgx_1375"/><text:bookmark-end text:name="zq7k657"/><text:bookmark-end text:name="kgx_1376"/><text:bookmark-end text:name="fv312"/><text:bookmark-end text:name="kgx_1377"/><text:bookmark-end text:name="zq7k656"/><text:bookmark-end text:name="kgx_1378"/><text:bookmark-end text:name="fv313"/><text:bookmark-end text:name="kgx_1379"/><text:bookmark-end text:name="zq7k655"/><text:bookmark-end text:name="kgx_1380"/><text:bookmark-end text:name="j70o0"/><text:bookmark-end text:name="kgx_1381"/><text:bookmark-end text:name="zq7k654"/><text:bookmark-end text:name="kgx_1382"/><text:bookmark-end text:name="fiad4152"/><text:bookmark-end text:name="kgx_1383"/><text:bookmark-end text:name="zq7k653"/><text:bookmark-end text:name="kgx_1384"/><text:bookmark-end text:name="fiad4162"/><text:bookmark-end text:name="kgx_1385"/><text:bookmark-end text:name="zq7k652"/><text:bookmark-end text:name="kgx_1386"/><text:bookmark-end text:name="fiad4172"/><text:bookmark-end text:name="kgx_1387"/><text:bookmark-end text:name="zq7k651"/><text:bookmark-end text:name="kgx_1388"/><text:bookmark-end text:name="fiad4182"/><text:bookmark-end text:name="kgx_1389"/><text:bookmark-end text:name="zq7k650"/><text:bookmark-end text:name="kgx_1390"/><text:bookmark-end text:name="fiad421"/><text:bookmark-end text:name="kgx_1391"/><text:bookmark-end text:name="zq7k649"/><text:bookmark-end text:name="kgx_1392"/><text:bookmark-end text:name="fv311"/><text:bookmark-end text:name="kgx_1393"/><text:bookmark-end text:name="zq7k648"/><text:bookmark-end text:name="kgx_1394"/><text:bookmark-end text:name="fv3121"/><text:bookmark-end text:name="kgx_1395"/><text:bookmark-end text:name="zq7k647"/><text:bookmark-end text:name="kgx_1396"/><text:bookmark-end text:name="fv3131"/><text:bookmark-end text:name="kgx_1397"/><text:bookmark-end text:name="zq7k646"/><text:bookmark-end text:name="kgx_1398"/><text:bookmark-end text:name="j70o01"/><text:bookmark-end text:name="kgx_1399"/><text:bookmark-end text:name="zq7k645"/><text:bookmark-end text:name="kgx_1400"/><text:bookmark-end text:name="zq7k644"/><text:bookmark-end text:name="kgx_1401"/><text:bookmark-end text:name="kgx_1402"/><text:bookmark-end text:name="kgx_1403"/><text:span text:style-name="T22">Supports any frequency (hourly, daily, etc.)</text:span></text:p>
      <text:p text:style-name="P23">Delta is Daily every 6 hours, full on demand</text:p>
      <text:p text:style-name="P24">Daily</text:p>
      <text:p text:style-name="P25">Time(s) of the day: <text:s/>before 5:00 AM</text:p>
      <text:p text:style-name="P26">Day(s) of the week: Mon - Sun</text:p>
      <text:p text:style-name="P27"/>
      <text:p text:style-name="P28"/>
      <text:p text:style-name="P29"><text:span text:style-name="T30">Data File Drop Schedule:<text:s/></text:span><text:span text:style-name="T31">to be defined by the client</text:span></text:p>
      <text:p text:style-name="P32"><text:span text:style-name="T33">Data File Drop Path/Server:<text:s/></text:span><text:span text:style-name="T34">Client can provider the path</text:span></text:p>
      <text:p text:style-name="P35"><text:bookmark-start text:name="kgx_1416"/><text:bookmark-start text:name="kgx_1406"/><text:bookmark-start text:name="zq7k664"/><text:bookmark-start text:name="kgx_1407"/><text:bookmark-start text:name="fiad4211"/><text:bookmark-start text:name="kgx_1408"/><text:bookmark-start text:name="zq7k663"/><text:bookmark-start text:name="kgx_1409"/><text:bookmark-start text:name="fiad423"/><text:bookmark-start text:name="kgx_1410"/><text:bookmark-start text:name="zq7k662"/><text:bookmark-start text:name="kgx_1411"/><text:bookmark-start text:name="fiad424"/><text:bookmark-start text:name="kgx_1412"/><text:bookmark-start text:name="zq7k661"/><text:bookmark-start text:name="kgx_1413"/><text:bookmark-start text:name="zq7k660"/><text:bookmark-start text:name="kgx_1417"/><text:bookmark-start text:name="zq7k674"/><text:bookmark-start text:name="kgx_1418"/><text:bookmark-start text:name="zq7k673"/><text:bookmark-start text:name="kgx_1419"/><text:bookmark-start text:name="zq7k672"/><text:bookmark-start text:name="kgx_1420"/><text:bookmark-start text:name="fiad425"/><text:bookmark-start text:name="kgx_1421"/><text:bookmark-start text:name="zq7k671"/><text:bookmark-start text:name="kgx_1422"/><text:bookmark-start text:name="fiad426"/><text:bookmark-start text:name="kgx_1423"/><text:bookmark-start text:name="zq7k670"/><text:bookmark-start text:name="kgx_1424"/><text:bookmark-start text:name="fiad427"/><text:bookmark-start text:name="kgx_1425"/><text:bookmark-start text:name="zq7k669"/><text:bookmark-start text:name="kgx_1426"/><text:bookmark-start text:name="fiad428"/><text:bookmark-start text:name="kgx_1427"/><text:bookmark-start text:name="zq7k668"/><text:bookmark-start text:name="kgx_1428"/><text:bookmark-start text:name="fiad429"/><text:bookmark-start text:name="kgx_1429"/><text:bookmark-start text:name="zq7k667"/><text:bookmark-start text:name="kgx_1430"/><text:bookmark-start text:name="fiad430"/><text:bookmark-start text:name="kgx_1431"/><text:bookmark-start text:name="zq7k666"/><text:bookmark-start text:name="kgx_1432"/><text:bookmark-start text:name="zq7k665"/><text:bookmark-start text:name="kgx_1433"/><text:bookmark-start text:name="kgx_1434"/><text:bookmark-start text:name="kgx_1435"/><text:span text:style-name="T36">Increment:<text:s/></text:span><text:bookmark-end text:name="kgx_1416"/><text:bookmark-end text:name="kgx_1406"/><text:bookmark-end text:name="zq7k664"/><text:bookmark-end text:name="kgx_1407"/><text:bookmark-end text:name="fiad4211"/><text:bookmark-end text:name="kgx_1408"/><text:bookmark-end text:name="zq7k663"/><text:bookmark-end text:name="kgx_1409"/><text:bookmark-end text:name="fiad423"/><text:bookmark-end text:name="kgx_1410"/><text:bookmark-end text:name="zq7k662"/><text:bookmark-end text:name="kgx_1411"/><text:bookmark-end text:name="fiad424"/><text:bookmark-end text:name="kgx_1412"/><text:bookmark-end text:name="zq7k661"/><text:bookmark-end text:name="kgx_1413"/><text:bookmark-end text:name="zq7k660"/><text:bookmark-end text:name="kgx_1417"/><text:bookmark-end text:name="zq7k674"/><text:bookmark-end text:name="kgx_1418"/><text:bookmark-end text:name="zq7k673"/><text:bookmark-end text:name="kgx_1419"/><text:bookmark-end text:name="zq7k672"/><text:bookmark-end text:name="kgx_1420"/><text:bookmark-end text:name="fiad425"/><text:bookmark-end text:name="kgx_1421"/><text:bookmark-end text:name="zq7k671"/><text:bookmark-end text:name="kgx_1422"/><text:bookmark-end text:name="fiad426"/><text:bookmark-end text:name="kgx_1423"/><text:bookmark-end text:name="zq7k670"/><text:bookmark-end text:name="kgx_1424"/><text:bookmark-end text:name="fiad427"/><text:bookmark-end text:name="kgx_1425"/><text:bookmark-end text:name="zq7k669"/><text:bookmark-end text:name="kgx_1426"/><text:bookmark-end text:name="fiad428"/><text:bookmark-end text:name="kgx_1427"/><text:bookmark-end text:name="zq7k668"/><text:bookmark-end text:name="kgx_1428"/><text:bookmark-end text:name="fiad429"/><text:bookmark-end text:name="kgx_1429"/><text:bookmark-end text:name="zq7k667"/><text:bookmark-end text:name="kgx_1430"/><text:bookmark-end text:name="fiad430"/><text:bookmark-end text:name="kgx_1431"/><text:bookmark-end text:name="zq7k666"/><text:bookmark-end text:name="kgx_1432"/><text:bookmark-end text:name="zq7k665"/><text:bookmark-end text:name="kgx_1433"/><text:bookmark-end text:name="kgx_1434"/><text:bookmark-end text:name="kgx_1435"/><text:span text:style-name="T37">[Full / Delta]:<text:s/></text:span><text:span text:style-name="T38"><text:s/>Delta</text:span></text:p>
      <text:p text:style-name="P39"><text:bookmark-start text:name="kgx_1445"/><text:bookmark-start text:name="kgx_1437"/><text:bookmark-start text:name="zq7k678"/><text:bookmark-start text:name="kgx_1438"/><text:bookmark-start text:name="fiad432"/><text:bookmark-start text:name="kgx_1439"/><text:bookmark-start text:name="zq7k677"/><text:bookmark-start text:name="kgx_1440"/><text:bookmark-start text:name="fiad433"/><text:bookmark-start text:name="kgx_1441"/><text:bookmark-start text:name="zq7k676"/><text:bookmark-start text:name="kgx_1442"/><text:bookmark-start text:name="zq7k675"/><text:bookmark-start text:name="kgx_1446"/><text:bookmark-start text:name="zq7k688"/><text:bookmark-start text:name="kgx_1447"/><text:bookmark-start text:name="zq7k687"/><text:bookmark-start text:name="kgx_1448"/><text:bookmark-start text:name="zq7k686"/><text:bookmark-start text:name="kgx_1449"/><text:bookmark-start text:name="fiad434"/><text:bookmark-start text:name="kgx_1450"/><text:bookmark-start text:name="zq7k685"/><text:bookmark-start text:name="kgx_1451"/><text:bookmark-start text:name="fiad435"/><text:bookmark-start text:name="kgx_1452"/><text:bookmark-start text:name="zq7k684"/><text:bookmark-start text:name="kgx_1453"/><text:bookmark-start text:name="fiad436"/><text:bookmark-start text:name="kgx_1454"/><text:bookmark-start text:name="zq7k683"/><text:bookmark-start text:name="kgx_1455"/><text:bookmark-start text:name="fiad437"/><text:bookmark-start text:name="kgx_1456"/><text:bookmark-start text:name="zq7k682"/><text:bookmark-start text:name="kgx_1457"/><text:bookmark-start text:name="fiad438"/><text:bookmark-start text:name="kgx_1458"/><text:bookmark-start text:name="zq7k681"/><text:bookmark-start text:name="kgx_1459"/><text:bookmark-start text:name="fiad439"/><text:bookmark-start text:name="kgx_1460"/><text:bookmark-start text:name="zq7k680"/><text:bookmark-start text:name="kgx_1461"/><text:bookmark-start text:name="zq7k679"/><text:bookmark-start text:name="kgx_1462"/><text:bookmark-start text:name="kgx_1463"/><text:bookmark-start text:name="kgx_1464"/><text:span text:style-name="T40">File Format:<text:s/></text:span><text:bookmark-start text:name="kgx_1474"/><text:bookmark-start text:name="kgx_1466"/><text:bookmark-start text:name="zq7k692"/><text:bookmark-start text:name="kgx_1467"/><text:bookmark-start text:name="fiad440"/><text:bookmark-start text:name="kgx_1468"/><text:bookmark-start text:name="zq7k691"/><text:bookmark-start text:name="kgx_1469"/><text:bookmark-start text:name="fiad441"/><text:bookmark-start text:name="kgx_1470"/><text:bookmark-start text:name="zq7k690"/><text:bookmark-start text:name="kgx_1471"/><text:bookmark-start text:name="zq7k689"/><text:bookmark-start text:name="kgx_1475"/><text:bookmark-start text:name="zq7k703"/><text:bookmark-start text:name="kgx_1476"/><text:bookmark-start text:name="zq7k702"/><text:bookmark-start text:name="kgx_1477"/><text:bookmark-start text:name="zq7k701"/><text:bookmark-start text:name="kgx_1478"/><text:bookmark-start text:name="fiad447"/><text:bookmark-start text:name="kgx_1479"/><text:bookmark-start text:name="zq7k700"/><text:bookmark-start text:name="kgx_1480"/><text:bookmark-start text:name="fiad442"/><text:bookmark-start text:name="kgx_1481"/><text:bookmark-start text:name="zq7k699"/><text:bookmark-start text:name="kgx_1482"/><text:bookmark-start text:name="fiad443"/><text:bookmark-start text:name="kgx_1483"/><text:bookmark-start text:name="zq7k698"/><text:bookmark-start text:name="kgx_1484"/><text:bookmark-start text:name="fiad444"/><text:bookmark-start text:name="kgx_1485"/><text:bookmark-start text:name="zq7k697"/><text:bookmark-start text:name="kgx_1486"/><text:bookmark-start text:name="fiad445"/><text:bookmark-start text:name="kgx_1487"/><text:bookmark-start text:name="zq7k696"/><text:bookmark-start text:name="kgx_1488"/><text:bookmark-start text:name="fiad446"/><text:bookmark-start text:name="kgx_1489"/><text:bookmark-start text:name="zq7k695"/><text:bookmark-start text:name="kgx_1490"/><text:bookmark-start text:name="zuiq0"/><text:bookmark-start text:name="kgx_1491"/><text:bookmark-start text:name="zq7k694"/><text:bookmark-start text:name="kgx_1492"/><text:bookmark-start text:name="zq7k693"/><text:bookmark-start text:name="kgx_1493"/><text:bookmark-start text:name="zq7k704"/><text:bookmark-start text:name="kgx_1494"/><text:bookmark-start text:name="kgx_1495"/><text:bookmark-start text:name="kgx_1496"/><text:bookmark-end text:name="kgx_1445"/><text:bookmark-end text:name="kgx_1437"/><text:bookmark-end text:name="zq7k678"/><text:bookmark-end text:name="kgx_1438"/><text:bookmark-end text:name="fiad432"/><text:bookmark-end text:name="kgx_1439"/><text:bookmark-end text:name="zq7k677"/><text:bookmark-end text:name="kgx_1440"/><text:bookmark-end text:name="fiad433"/><text:bookmark-end text:name="kgx_1441"/><text:bookmark-end text:name="zq7k676"/><text:bookmark-end text:name="kgx_1442"/><text:bookmark-end text:name="zq7k675"/><text:bookmark-end text:name="kgx_1446"/><text:bookmark-end text:name="zq7k688"/><text:bookmark-end text:name="kgx_1447"/><text:bookmark-end text:name="zq7k687"/><text:bookmark-end text:name="kgx_1448"/><text:bookmark-end text:name="zq7k686"/><text:bookmark-end text:name="kgx_1449"/><text:bookmark-end text:name="fiad434"/><text:bookmark-end text:name="kgx_1450"/><text:bookmark-end text:name="zq7k685"/><text:bookmark-end text:name="kgx_1451"/><text:bookmark-end text:name="fiad435"/><text:bookmark-end text:name="kgx_1452"/><text:bookmark-end text:name="zq7k684"/><text:bookmark-end text:name="kgx_1453"/><text:bookmark-end text:name="fiad436"/><text:bookmark-end text:name="kgx_1454"/><text:bookmark-end text:name="zq7k683"/><text:bookmark-end text:name="kgx_1455"/><text:bookmark-end text:name="fiad437"/><text:bookmark-end text:name="kgx_1456"/><text:bookmark-end text:name="zq7k682"/><text:bookmark-end text:name="kgx_1457"/><text:bookmark-end text:name="fiad438"/><text:bookmark-end text:name="kgx_1458"/><text:bookmark-end text:name="zq7k681"/><text:bookmark-end text:name="kgx_1459"/><text:bookmark-end text:name="fiad439"/><text:bookmark-end text:name="kgx_1460"/><text:bookmark-end text:name="zq7k680"/><text:bookmark-end text:name="kgx_1461"/><text:bookmark-end text:name="zq7k679"/><text:bookmark-end text:name="kgx_1462"/><text:bookmark-end text:name="kgx_1463"/><text:bookmark-end text:name="kgx_1464"/><text:bookmark-end text:name="kgx_1474"/><text:bookmark-end text:name="kgx_1466"/><text:bookmark-end text:name="zq7k692"/><text:bookmark-end text:name="kgx_1467"/><text:bookmark-end text:name="fiad440"/><text:bookmark-end text:name="kgx_1468"/><text:bookmark-end text:name="zq7k691"/><text:bookmark-end text:name="kgx_1469"/><text:bookmark-end text:name="fiad441"/><text:bookmark-end text:name="kgx_1470"/><text:bookmark-end text:name="zq7k690"/><text:bookmark-end text:name="kgx_1471"/><text:bookmark-end text:name="zq7k689"/><text:bookmark-end text:name="kgx_1475"/><text:bookmark-end text:name="zq7k703"/><text:bookmark-end text:name="kgx_1476"/><text:bookmark-end text:name="zq7k702"/><text:bookmark-end text:name="kgx_1477"/><text:bookmark-end text:name="zq7k701"/><text:bookmark-end text:name="kgx_1478"/><text:bookmark-end text:name="fiad447"/><text:bookmark-end text:name="kgx_1479"/><text:bookmark-end text:name="zq7k700"/><text:bookmark-end text:name="kgx_1480"/><text:bookmark-end text:name="fiad442"/><text:bookmark-end text:name="kgx_1481"/><text:bookmark-end text:name="zq7k699"/><text:bookmark-end text:name="kgx_1482"/><text:bookmark-end text:name="fiad443"/><text:bookmark-end text:name="kgx_1483"/><text:bookmark-end text:name="zq7k698"/><text:bookmark-end text:name="kgx_1484"/><text:bookmark-end text:name="fiad444"/><text:bookmark-end text:name="kgx_1485"/><text:bookmark-end text:name="zq7k697"/><text:bookmark-end text:name="kgx_1486"/><text:bookmark-end text:name="fiad445"/><text:bookmark-end text:name="kgx_1487"/><text:bookmark-end text:name="zq7k696"/><text:bookmark-end text:name="kgx_1488"/><text:bookmark-end text:name="fiad446"/><text:bookmark-end text:name="kgx_1489"/><text:bookmark-end text:name="zq7k695"/><text:bookmark-end text:name="kgx_1490"/><text:bookmark-end text:name="zuiq0"/><text:bookmark-end text:name="kgx_1491"/><text:bookmark-end text:name="zq7k694"/><text:bookmark-end text:name="kgx_1492"/><text:bookmark-end text:name="zq7k693"/><text:bookmark-end text:name="kgx_1493"/><text:bookmark-end text:name="zq7k704"/><text:bookmark-end text:name="kgx_1494"/><text:bookmark-end text:name="kgx_1495"/><text:bookmark-end text:name="kgx_1496"/><text:span text:style-name="T41">EDI X12 Format</text:span></text:p>
      <text:p text:style-name="P42"><text:span text:style-name="T43">File Naming Convention:</text:span><text:span text:style-name="T44"><text:s/></text:span><text:bookmark-start text:name="kgx_14741"/><text:bookmark-start text:name="kgx_14941"/><text:bookmark-start text:name="kgx_14951"/><text:bookmark-start text:name="kgx_14971"/><text:bookmark-start text:name="smah"/><text:bookmark-end text:name="kgx_14741"/><text:bookmark-end text:name="kgx_14941"/><text:bookmark-end text:name="kgx_14951"/><text:bookmark-end text:name="kgx_14971"/><text:bookmark-end text:name="smah"/><text:span text:style-name="T45">&lt;source system&gt;&lt;destination system&gt;&lt;datetimestamp&gt;.x12</text:span></text:p>
      <text:p text:style-name="P46"><text:span text:style-name="T47">Files Included Per Extract:</text:span><text:span text:style-name="T48"><text:s/>one</text:span></text:p>
      <text:p text:style-name="P49"><text:span text:style-name="T50">Delivery Method:<text:s/></text:span><text:span text:style-name="T51">Consistent with the Jiva Interfaces Common FRS document.</text:span></text:p>
      <text:soft-page-break/>
      <text:list text:style-name="WW8Num31" text:continue-numbering="true">
        <text:list-item>
          <text:list>
            <text:list-item>
              <text:p text:style-name="P52">Preconditions</text:p>
            </text:list-item>
          </text:list>
        </text:list-item>
      </text:list>
      <text:list text:style-name="WW8Num18">
        <text:list-item text:start-value="1">
          <text:p text:style-name="P53">The episodes (IP,OP and OP-R) must be in either HOLD or CLOSED status</text:p>
        </text:list-item>
        <text:list-item>
          <text:p text:style-name="P54">The response file received from Claims System for the preceding 278 export.</text:p>
        </text:list-item>
      </text:list>
      <text:p text:style-name="P55"/>
      <text:p text:style-name="P56"/>
      <text:list text:style-name="WW8Num31" text:continue-numbering="true">
        <text:list-item>
          <text:list>
            <text:list-item>
              <text:p text:style-name="P57"><text:bookmark-start text:name="__RefHeading__787_1500249654"/><text:bookmark-end text:name="__RefHeading__787_1500249654"/>Triggers</text:p>
            </text:list-item>
          </text:list>
        </text:list-item>
      </text:list>
      <text:p text:style-name="P58">Triggers as below</text:p>
      <text:list text:style-name="WW8Num39">
        <text:list-item text:start-value="1">
          <text:p text:style-name="P59">IP, OP and OP-R episodes</text:p>
        </text:list-item>
        <text:list-item>
          <text:p text:style-name="P60"><text:s/>Episode Status in Hold and Closed</text:p>
        </text:list-item>
      </text:list>
      <text:p text:style-name="P61"/>
      <text:list text:style-name="WW8Num31" text:continue-numbering="true">
        <text:list-item>
          <text:list>
            <text:list-item>
              <text:p text:style-name="P62"><text:bookmark-start text:name="__RefHeading__789_1500249654"/><text:bookmark-end text:name="__RefHeading__789_1500249654"/>Assumptions</text:p>
            </text:list-item>
          </text:list>
        </text:list-item>
      </text:list>
      <text:list text:style-name="WW8Num40">
        <text:list-item text:start-value="1">
          <text:p text:style-name="P63">Provider and Member data as per Claims (Claims) data loads are considered</text:p>
        </text:list-item>
        <text:list-item>
          <text:p text:style-name="P64">Any change in the 278 auth requirements <text:s/>or JIVA Claims mapping would involve change to this document</text:p>
        </text:list-item>
        <text:list-item>
          <text:p text:style-name="P65">Every member will have a PCP assigned to the member and active.</text:p>
        </text:list-item>
      </text:list>
      <text:h text:style-name="Heading2" text:outline-level="2"><text:bookmark-start text:name="__RefHeading__791_1500249654"/><text:bookmark-end text:name="__RefHeading__791_1500249654"/><text:span text:style-name="T66">3.7<text:s/></text:span><text:span text:style-name="T67">Dependencies</text:span></text:h>
      <text:list text:style-name="WW8Num22">
        <text:list-item text:start-value="1">
          <text:p text:style-name="P68">The 278 auth data correctness is dependent on the transaction data , member and provider loads</text:p>
        </text:list-item>
      </text:list>
      <text:p text:style-name="P69"><text:s/>Functional Requirement Specification</text:p>
      <text:p text:style-name="Standard"/>
      <text:list text:style-name="WW8Num1" text:continue-numbering="true">
        <text:list-item>
          <text:list>
            <text:list-item>
              <text:p text:style-name="P70"><text:bookmark-start text:name="__RefHeading__805_1500249654"/><text:bookmark-end text:name="__RefHeading__805_1500249654"/>Functional Information</text:p>
            </text:list-item>
          </text:list>
        </text:list-item>
      </text:list>
      <text:list text:style-name="WW8Num21" text:continue-numbering="true">
        <text:list-item>
          <text:list>
            <text:list-item>
              <text:list>
                <text:list-item>
                  <text:list>
                    <text:list-item>
                      <text:p text:style-name="P71">Auth Transaction Extract process</text:p>
                    </text:list-item>
                  </text:list>
                </text:list-item>
              </text:list>
            </text:list-item>
          </text:list>
        </text:list-item>
      </text:list>
      <text:p text:style-name="P72"/>
      <text:p text:style-name="P73">The scheduler triggers the authorization transaction extract process as per specified frequency intervals and retrieves the auth transactions from JIVA transaction database with-in the specified date and time period. The system extracts all the records matching trigger criteria and subjects to extract validations and finally inserts the auth transactions in to defined tables and to the corresponding history tables. Any failed authorization transaction inserted to error tables (please see log tables) for data correction with the relevant error messages to facilitate correction.</text:p>
      <text:p text:style-name="P74">Once the user record corrects the auth record then such auths are considered during next extract cycle and subjected to extract validations.</text:p>
      <text:p text:style-name="P75"/>
      <text:list text:style-name="WW8Num21" text:continue-numbering="true">
        <text:list-item>
          <text:list>
            <text:list-item>
              <text:list>
                <text:list-item>
                  <text:list>
                    <text:list-item>
                      <text:p text:style-name="P76">Generating 278 authorizations in x12 format</text:p>
                    </text:list-item>
                  </text:list>
                </text:list-item>
              </text:list>
            </text:list-item>
          </text:list>
        </text:list-item>
      </text:list>
      <text:p text:style-name="P77"/>
      <text:p text:style-name="P78">System selects (using BOTS software) all the authorization data from the tables and converts the auth transaction data in to x12 format, in the process generates header and trailer information specific to 278 standard format along with default values as per shared 278 mapping specifications (please see JIVA Claims mapping). The unique x12 EDI file such generated is placed in a common location.</text:p>
      <text:p text:style-name="P79"/>
      <text:soft-page-break/>
      <text:list text:style-name="WW8Num21" text:continue-numbering="true">
        <text:list-item>
          <text:list>
            <text:list-item>
              <text:list>
                <text:list-item>
                  <text:list>
                    <text:list-item>
                      <text:p text:style-name="P80">Pyx12 Validation</text:p>
                    </text:list-item>
                  </text:list>
                </text:list-item>
              </text:list>
            </text:list-item>
          </text:list>
        </text:list-item>
      </text:list>
      <text:p text:style-name="P81"><text:s text:c="12"/>Once the file is uploaded to pre_export folder the file is subjected to x12 validations automatically by pyx12, the validation outcome is logged to log_msg folder with log file name as &lt;filename.log&gt; with log extension. Once the pyx12 results success, then the auth extract file moved to folder where, Claims process can pick the file for processing and <text:s/>generates a 997 file with the validation outcome.</text:p>
      <text:p text:style-name="P82"/>
      <text:list text:style-name="WW8Num21" text:continue-numbering="true">
        <text:list-item>
          <text:list>
            <text:list-item>
              <text:list>
                <text:list-item>
                  <text:list>
                    <text:list-item>
                      <text:p text:style-name="P83"><text:span text:style-name="T84">Claims load process</text:span><text:s/>(not in JIVA scope, described to interpret process flow)</text:p>
                    </text:list-item>
                  </text:list>
                </text:list-item>
              </text:list>
            </text:list-item>
          </text:list>
        </text:list-item>
      </text:list>
      <text:p text:style-name="P85"><text:s text:c="12"/>Claims system loads the x12 validated data in to Claims system for further processing, any data error arising at this phase needs handling.</text:p>
      <text:list text:style-name="WW8Num33">
        <text:list-item text:start-value="5">
          <text:p text:style-name="P86">Error Handling Process</text:p>
          <text:list text:continue-numbering="true">
            <text:list-item>
              <text:p text:style-name="P87">Claims load process sends a response file (Error import) file to Jiva for processing. (Please refer to 278 Auth Error Import Interface FLS and FRS)</text:p>
            </text:list-item>
            <text:list-item>
              <text:p text:style-name="P88">The errors are displayed in UI for rectification.(Please refer to 278 Error UI FRS)</text:p>
            </text:list-item>
            <text:list-item>
              <text:p text:style-name="P89">Standard Steps logged</text:p>
              <text:list text:continue-numbering="true">
                <text:list-item>
                  <text:p text:style-name="P90">Scheduler Started</text:p>
                </text:list-item>
                <text:list-item>
                  <text:p text:style-name="P91">Python script called</text:p>
                </text:list-item>
                <text:list-item>
                  <text:p text:style-name="P92">Extract procedure called</text:p>
                </text:list-item>
                <text:list-item>
                  <text:p text:style-name="P93">Populated data in to tables</text:p>
                </text:list-item>
                <text:list-item>
                  <text:p text:style-name="P94">Select query called</text:p>
                </text:list-item>
                <text:list-item>
                  <text:p text:style-name="P95">Writing to the file</text:p>
                </text:list-item>
                <text:list-item>
                  <text:p text:style-name="P96">Updating dates</text:p>
                </text:list-item>
                <text:list-item>
                  <text:p text:style-name="P97">Uploaded to pre_export folder</text:p>
                </text:list-item>
                <text:list-item>
                  <text:p text:style-name="P98">Completed pyx12 validation</text:p>
                </text:list-item>
                <text:list-item>
                  <text:p text:style-name="P99">Uploaded to export folder</text:p>
                </text:list-item>
              </text:list>
            </text:list-item>
          </text:list>
        </text:list-item>
      </text:list>
      <text:p text:style-name="P100">Data Error Handling</text:p>
      <text:p text:style-name="P101">Description:</text:p>
      <text:p text:style-name="P102">An auth satisfying the 278 extract selection criteria when selected for export is subjected to 278 extract validation, if the validation is successful the then auth record is marked status “EXPORTED”, if the validation is unsuccessful then the auth record is marked with status “ERROR”. The auths with status “ERROR” are moved to error tables for correction and the auths with status “EXPORTED” are sent to Xcelys system for processing. Xcelys system sends success/error response back to Jiva, then in Jiva if the response is error then status of the auth is marked as “ERROR” (this previous state of auth = EXPORTED), and auth details are moved to error tables for rectification. If the response for the auth is success then the auth is marked as “ACCEPTED” in Jiva. When the auths with status “ERROR” when rectified are changed to status “CORRECTED’. The auths with status “CORRECTED” are considered for next export after subjecting to extract validations. The auths in status “ACCEPTED” are considered for re-export provided if there are any changes to the auths in JIVA episodic transactions.</text:p>
      <text:p text:style-name="P103"/>
      <text:soft-page-break/>
      <text:h text:style-name="P104" text:outline-level="1">Introduction</text:h>
      <text:p text:style-name="Standard">In an effort to reduce the administrative costs of health care across the nation, the Health Insurance Portability and Accountability Act (HIPAA) were passed in 1996. This legislation requires that health insurance payers in the United States comply with the Electronic Data Interchange (EDI) standards for health care, established by the Secretary of Health and Human Services (HHS). The ANSI X12N 278 Health Care Services which supports - Request for Review and Response transactions implementation guide provides the standardized data requirements to be implemented for all health care requests for review and responses conducted electronically.</text:p>
      <text:p text:style-name="Standard">This Companion Guide provides specific requirements for submitting electronic claim data to/from the Clients’/Payers’ Claims Systems. However, each transaction may have some data elements that are treated differently by different payers. The 278 transaction includes both request and response components.</text:p>
      <text:p text:style-name="Standard"/>
      <text:p text:style-name="Standard">This Companion Guide describes how we engage in the HIPAA 278 Health Care Services to support the Request for Review and Response transaction. This Companion Guide:</text:p>
      <text:list text:style-name="WW8Num11">
        <text:list-item>
          <text:p text:style-name="P105">Describes our usage of segments, composite elements, and/or simple data elements</text:p>
        </text:list-item>
        <text:list-item>
          <text:p text:style-name="BulletedList">Provides our contact information</text:p>
        </text:list-item>
        <text:list-item>
          <text:p text:style-name="BulletedList">Provides our EDI information</text:p>
        </text:list-item>
      </text:list>
      <text:p text:style-name="Standard"/>
      <text:p text:style-name="Standard">It is highly recommended that implementers have the following resources available during the development process:</text:p>
      <text:p text:style-name="Standard"/>
      <text:list text:style-name="WW8Num11" text:continue-numbering="true">
        <text:list-item>
          <text:p text:style-name="BulletedList">This document, 278 Companion Guide.</text:p>
        </text:list-item>
        <text:list-item>
          <text:p text:style-name="BulletedList">ASC X12N 278 (004010X094) and the 004010X094A1 Addenda_ Implementation Guide.</text:p>
        </text:list-item>
      </text:list>
      <text:p text:style-name="Standard"/>
      <text:p text:style-name="Standard">The X12N Health Care Implementation Guides have been established as the standards of compliance and are available online at<text:s/><text:span text:style-name="T106">http://www.wpc-edi.com</text:span></text:p>
      <text:p text:style-name="P107"><text:bookmark-start text:name="__RefHeading__6_1500249654"/><text:bookmark-end text:name="__RefHeading__6_1500249654"/><text:soft-page-break/>Purpose</text:p>
      <text:p text:style-name="Standard">The purpose of this document is to provide the information necessary to submit a request for review and receive a response electronically for authorization, certification and referrals of the following:</text:p>
      <text:p text:style-name="Standard"/>
      <text:list text:style-name="WW8Num11" text:continue-numbering="true">
        <text:list-item>
          <text:p text:style-name="BulletedList">Health care services</text:p>
        </text:list-item>
        <text:list-item>
          <text:p text:style-name="BulletedList">Health care admission</text:p>
        </text:list-item>
        <text:list-item>
          <text:p text:style-name="BulletedList">Extend certification</text:p>
        </text:list-item>
      </text:list>
      <text:p text:style-name="Standard"/>
      <text:p text:style-name="Standard">This Companion Guide is to be used in conjunction with the ANSI X12N implementation guide, which provides comprehensive information needed to create an ANSI 278 transaction.</text:p>
      <text:p text:style-name="Standard"/>
      <text:p text:style-name="Standard">The 278 transaction includes both request and response components. The purpose of a 278 request is to submit information to support a request for prior authorization for a medical service or certification. The 278 response is used to provide the requester with the outcome of the internal review of the request.</text:p>
      <text:p text:style-name="Standard"/>
      <text:p text:style-name="P108"><text:span text:style-name="T109">The primary focus of the document is to clarify specific segments and data elements that should be submitted to the Client/Payer System on the 278 Health Care Services Review Transac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Gautami" svg:font-family="Gautami" style:font-family-generic="swiss" style:font-pitch="variable" svg:panose-1="2 0 5 0 0 0 0 0 0 0"/>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fo:margin-left="0.5in" fo:text-indent="-0.5in">
        <style:tab-stops>
          <style:tab-stop style:type="left" style:position="1.8in"/>
          <style:tab-stop style:type="left" style:position="2.5in"/>
        </style:tab-stops>
      </style:paragraph-properties>
      <style:text-properties style:font-name-complex="Arial" fo:font-weight="bold" style:font-weight-asian="bold" style:font-weight-complex="bold" fo:text-transform="uppercase" fo:color="#000080"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Cambria" style:font-name-complex="Gautami" fo:font-weight="bold" style:font-weight-asian="bold" style:font-weight-complex="bold" fo:font-style="italic" style:font-style-asian="italic" style:font-style-complex="italic" fo:font-size="14pt" style:font-size-asian="14pt" style:font-size-complex="14pt" style:language-complex="te"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yletwo1" style:display-name="style two1" style:family="paragraph" style:parent-style-name="Heading2" style:default-outline-level="2">
      <style:paragraph-properties fo:margin-top="0.0833in"/>
      <style:text-properties style:font-name="Verdana" style:font-name-asian="Arial" style:font-name-complex="Times New Roman" fo:font-weight="normal" style:font-weight-asian="normal" fo:font-style="normal" style:font-style-asian="normal" style:font-style-complex="normal" fo:color="#FF6600" style:font-size-complex="10pt" fo:language="en" fo:country="GB" fo:hyphenate="false"/>
    </style:style>
    <style:style style:name="NormalWeb" style:display-name="Normal (Web)" style:family="paragraph" style:parent-style-name="Standard">
      <style:paragraph-properties fo:margin-top="0.1944in" fo:margin-bottom="0.1944in"/>
      <style:text-properties fo:hyphenate="true"/>
    </style:style>
    <style:style style:name="BulletedList" style:display-name="Bulleted List" style:family="paragraph" style:parent-style-name="Standard" style:list-style-name="WW8Num11">
      <style:text-properties fo:hyphenate="false"/>
    </style:style>
    <style:style style:name="Heading10" style:display-name="Heading1" style:family="paragraph" style:parent-style-name="Heading1" style:default-outline-level="1">
      <style:text-properties fo:hyphenate="false"/>
    </style:style>
    <style:style style:name="NumberingSymbols" style:display-name="Numbering Symbols" style:family="text"/>
    <style:style style:name="WW8Num11z0" style:display-name="WW8Num11z0" style:family="text">
      <style:text-properties style:font-name="Wingdings"/>
    </style:style>
    <style:style style:name="WW8Num11z1" style:display-name="WW8Num11z1" style:family="text">
      <style:text-properties style:font-name="Courier New" style:font-name-complex="Courier New"/>
    </style:style>
    <style:style style:name="WW8Num11z3" style:display-name="WW8Num11z3" style:family="text">
      <style:text-properties style:font-name="Symbol"/>
    </style:style>
    <text:list-style style:name="WW8Num41" style:display-name="WW8Num4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1" text:display-levels="2"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format="1" text:display-levels="6">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9"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WW8Num47" style:display-name="WW8Num4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38" style:display-name="WW8Num3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8Num22" style:display-name="WW8Num2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8Num31" style:display-name="WW8Num3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18" style:display-name="WW8Num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8Num39" style:display-name="WW8Num3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WW8Num40" style:display-name="WW8Num4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8Num33" style:display-name="WW8Num33">
      <text:list-level-style-number text:level="1" style:num-suffix="." style:num-format="1" text:start-value="5">
        <style:list-level-properties text:space-before="0.6875in" text:min-label-width="0.25in" text:list-level-position-and-space-mode="label-alignment">
          <style:list-level-label-alignment text:label-followed-by="listtab" fo:margin-left="0.9375in" fo:text-indent="-0.25in"/>
        </style:list-level-properties>
      </text:list-level-style-number>
      <text:list-level-style-number text:level="2" style:num-suffix="." style:num-format="a" style:num-letter-sync="true">
        <style:list-level-properties text:space-before="1.1875in" text:min-label-width="0.25in" text:list-level-position-and-space-mode="label-alignment">
          <style:list-level-label-alignment text:label-followed-by="listtab" fo:margin-left="1.4375in" fo:text-indent="-0.25in"/>
        </style:list-level-properties>
      </text:list-level-style-number>
      <text:list-level-style-number text:level="3" style:num-suffix="." style:num-format="i">
        <style:list-level-properties fo:text-align="end" text:space-before="1.8125in" text:min-label-width="0.125in" text:list-level-position-and-space-mode="label-alignment">
          <style:list-level-label-alignment text:label-followed-by="listtab" fo:margin-left="1.9375in" fo:text-indent="-0.125in"/>
        </style:list-level-properties>
      </text:list-level-style-number>
      <text:list-level-style-number text:level="4" style:num-suffix="." style:num-format="1">
        <style:list-level-properties text:space-before="2.1875in" text:min-label-width="0.25in" text:list-level-position-and-space-mode="label-alignment">
          <style:list-level-label-alignment text:label-followed-by="listtab" fo:margin-left="2.4375in" fo:text-indent="-0.25in"/>
        </style:list-level-properties>
      </text:list-level-style-number>
      <text:list-level-style-number text:level="5" style:num-suffix="." style:num-format="a" style:num-letter-sync="true">
        <style:list-level-properties text:space-before="2.6875in" text:min-label-width="0.25in" text:list-level-position-and-space-mode="label-alignment">
          <style:list-level-label-alignment text:label-followed-by="listtab" fo:margin-left="2.9375in" fo:text-indent="-0.25in"/>
        </style:list-level-properties>
      </text:list-level-style-number>
      <text:list-level-style-number text:level="6" style:num-suffix="." style:num-format="i">
        <style:list-level-properties fo:text-align="end" text:space-before="3.3125in" text:min-label-width="0.125in" text:list-level-position-and-space-mode="label-alignment">
          <style:list-level-label-alignment text:label-followed-by="listtab" fo:margin-left="3.4375in" fo:text-indent="-0.125in"/>
        </style:list-level-properties>
      </text:list-level-style-number>
      <text:list-level-style-number text:level="7" style:num-suffix="." style:num-format="1">
        <style:list-level-properties text:space-before="3.6875in" text:min-label-width="0.25in" text:list-level-position-and-space-mode="label-alignment">
          <style:list-level-label-alignment text:label-followed-by="listtab" fo:margin-left="3.9375in" fo:text-indent="-0.25in"/>
        </style:list-level-properties>
      </text:list-level-style-number>
      <text:list-level-style-number text:level="8" style:num-suffix="." style:num-format="a" style:num-letter-sync="true">
        <style:list-level-properties text:space-before="4.1875in" text:min-label-width="0.25in" text:list-level-position-and-space-mode="label-alignment">
          <style:list-level-label-alignment text:label-followed-by="listtab" fo:margin-left="4.4375in" fo:text-indent="-0.25in"/>
        </style:list-level-properties>
      </text:list-level-style-number>
      <text:list-level-style-number text:level="9" style:num-suffix="." style:num-format="i">
        <style:list-level-properties fo:text-align="end" text:space-before="4.8125in" text:min-label-width="0.125in" text:list-level-position-and-space-mode="label-alignment">
          <style:list-level-label-alignment text:label-followed-by="listtab" fo:margin-left="4.9375in" fo:text-indent="-0.125in"/>
        </style:list-level-properties>
      </text:list-level-style-number>
    </text:list-style>
    <text:list-style style:name="WW8Num1" style:display-name="WW8Num1">
      <text:list-level-style-number text:level="1" style:num-format="1" text:start-value="5">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1" style:display-name="WW8Num21">
      <text:list-level-style-number text:level="1" style:num-suffix="." style:num-format="1" text:start-value="5">
        <style:list-level-properties text:space-before="0.6875in" text:min-label-width="0.25in" text:list-level-position-and-space-mode="label-alignment">
          <style:list-level-label-alignment text:label-followed-by="listtab" fo:margin-left="0.9375in" fo:text-indent="-0.25in"/>
        </style:list-level-properties>
      </text:list-level-style-number>
      <text:list-level-style-number text:level="2" style:num-suffix="." style:num-format="a" style:num-letter-sync="true">
        <style:list-level-properties text:space-before="1.1875in" text:min-label-width="0.25in" text:list-level-position-and-space-mode="label-alignment">
          <style:list-level-label-alignment text:label-followed-by="listtab" fo:margin-left="1.4375in" fo:text-indent="-0.25in"/>
        </style:list-level-properties>
      </text:list-level-style-number>
      <text:list-level-style-number text:level="3" style:num-suffix="." style:num-format="i">
        <style:list-level-properties fo:text-align="end" text:space-before="1.8125in" text:min-label-width="0.125in" text:list-level-position-and-space-mode="label-alignment">
          <style:list-level-label-alignment text:label-followed-by="listtab" fo:margin-left="1.9375in" fo:text-indent="-0.125in"/>
        </style:list-level-properties>
      </text:list-level-style-number>
      <text:list-level-style-number text:level="4" style:num-suffix="." style:num-format="1">
        <style:list-level-properties text:space-before="2.1875in" text:min-label-width="0.25in" text:list-level-position-and-space-mode="label-alignment">
          <style:list-level-label-alignment text:label-followed-by="listtab" fo:margin-left="2.4375in" fo:text-indent="-0.25in"/>
        </style:list-level-properties>
      </text:list-level-style-number>
      <text:list-level-style-number text:level="5" style:num-suffix="." style:num-format="a" style:num-letter-sync="true">
        <style:list-level-properties text:space-before="2.6875in" text:min-label-width="0.25in" text:list-level-position-and-space-mode="label-alignment">
          <style:list-level-label-alignment text:label-followed-by="listtab" fo:margin-left="2.9375in" fo:text-indent="-0.25in"/>
        </style:list-level-properties>
      </text:list-level-style-number>
      <text:list-level-style-number text:level="6" style:num-suffix="." style:num-format="i">
        <style:list-level-properties fo:text-align="end" text:space-before="3.3125in" text:min-label-width="0.125in" text:list-level-position-and-space-mode="label-alignment">
          <style:list-level-label-alignment text:label-followed-by="listtab" fo:margin-left="3.4375in" fo:text-indent="-0.125in"/>
        </style:list-level-properties>
      </text:list-level-style-number>
      <text:list-level-style-number text:level="7" style:num-suffix="." style:num-format="1">
        <style:list-level-properties text:space-before="3.6875in" text:min-label-width="0.25in" text:list-level-position-and-space-mode="label-alignment">
          <style:list-level-label-alignment text:label-followed-by="listtab" fo:margin-left="3.9375in" fo:text-indent="-0.25in"/>
        </style:list-level-properties>
      </text:list-level-style-number>
      <text:list-level-style-number text:level="8" style:num-suffix="." style:num-format="a" style:num-letter-sync="true">
        <style:list-level-properties text:space-before="4.1875in" text:min-label-width="0.25in" text:list-level-position-and-space-mode="label-alignment">
          <style:list-level-label-alignment text:label-followed-by="listtab" fo:margin-left="4.4375in" fo:text-indent="-0.25in"/>
        </style:list-level-properties>
      </text:list-level-style-number>
      <text:list-level-style-number text:level="9" style:num-suffix="." style:num-format="i">
        <style:list-level-properties fo:text-align="end" text:space-before="4.8125in" text:min-label-width="0.125in" text:list-level-position-and-space-mode="label-alignment">
          <style:list-level-label-alignment text:label-followed-by="listtab" fo:margin-left="4.9375in" fo:text-indent="-0.125in"/>
        </style:list-level-properties>
      </text:list-level-style-number>
    </text:list-style>
    <text:list-style style:name="WW8Num37" style:display-name="WW8Num37">
      <text:list-level-style-number text:level="1" style:num-suffix="." style:num-format="1">
        <style:list-level-properties text:space-before="0.6875in" text:min-label-width="0.25in" text:list-level-position-and-space-mode="label-alignment">
          <style:list-level-label-alignment text:label-followed-by="listtab" fo:margin-left="0.9375in" fo:text-indent="-0.25in"/>
        </style:list-level-properties>
      </text:list-level-style-number>
      <text:list-level-style-number text:level="2" style:num-suffix="." style:num-format="a" style:num-letter-sync="true">
        <style:list-level-properties text:space-before="1.1875in" text:min-label-width="0.25in" text:list-level-position-and-space-mode="label-alignment">
          <style:list-level-label-alignment text:label-followed-by="listtab" fo:margin-left="1.4375in" fo:text-indent="-0.25in"/>
        </style:list-level-properties>
      </text:list-level-style-number>
      <text:list-level-style-number text:level="3" style:num-suffix="." style:num-format="i">
        <style:list-level-properties fo:text-align="end" text:space-before="1.8125in" text:min-label-width="0.125in" text:list-level-position-and-space-mode="label-alignment">
          <style:list-level-label-alignment text:label-followed-by="listtab" fo:margin-left="1.9375in" fo:text-indent="-0.125in"/>
        </style:list-level-properties>
      </text:list-level-style-number>
      <text:list-level-style-number text:level="4" style:num-suffix="." style:num-format="1">
        <style:list-level-properties text:space-before="2.1875in" text:min-label-width="0.25in" text:list-level-position-and-space-mode="label-alignment">
          <style:list-level-label-alignment text:label-followed-by="listtab" fo:margin-left="2.4375in" fo:text-indent="-0.25in"/>
        </style:list-level-properties>
      </text:list-level-style-number>
      <text:list-level-style-number text:level="5" style:num-suffix="." style:num-format="a" style:num-letter-sync="true">
        <style:list-level-properties text:space-before="2.6875in" text:min-label-width="0.25in" text:list-level-position-and-space-mode="label-alignment">
          <style:list-level-label-alignment text:label-followed-by="listtab" fo:margin-left="2.9375in" fo:text-indent="-0.25in"/>
        </style:list-level-properties>
      </text:list-level-style-number>
      <text:list-level-style-number text:level="6" style:num-suffix="." style:num-format="i">
        <style:list-level-properties fo:text-align="end" text:space-before="3.3125in" text:min-label-width="0.125in" text:list-level-position-and-space-mode="label-alignment">
          <style:list-level-label-alignment text:label-followed-by="listtab" fo:margin-left="3.4375in" fo:text-indent="-0.125in"/>
        </style:list-level-properties>
      </text:list-level-style-number>
      <text:list-level-style-number text:level="7" style:num-suffix="." style:num-format="1">
        <style:list-level-properties text:space-before="3.6875in" text:min-label-width="0.25in" text:list-level-position-and-space-mode="label-alignment">
          <style:list-level-label-alignment text:label-followed-by="listtab" fo:margin-left="3.9375in" fo:text-indent="-0.25in"/>
        </style:list-level-properties>
      </text:list-level-style-number>
      <text:list-level-style-number text:level="8" style:num-suffix="." style:num-format="a" style:num-letter-sync="true">
        <style:list-level-properties text:space-before="4.1875in" text:min-label-width="0.25in" text:list-level-position-and-space-mode="label-alignment">
          <style:list-level-label-alignment text:label-followed-by="listtab" fo:margin-left="4.4375in" fo:text-indent="-0.25in"/>
        </style:list-level-properties>
      </text:list-level-style-number>
      <text:list-level-style-number text:level="9" style:num-suffix="." style:num-format="i">
        <style:list-level-properties fo:text-align="end" text:space-before="4.8125in" text:min-label-width="0.125in" text:list-level-position-and-space-mode="label-alignment">
          <style:list-level-label-alignment text:label-followed-by="listtab" fo:margin-left="4.9375in" fo:text-indent="-0.125in"/>
        </style:list-level-properties>
      </text:list-level-style-number>
    </text:list-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8Num11" style:display-name="WW8Num1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eneesh Prabha</dc:creator>
    <meta:creation-date>2011-05-26T12:10:00Z</meta:creation-date>
    <dc:date>2025-10-17T05:24:00Z</dc:date>
    <meta:template xlink:href="Normal" xlink:type="simple"/>
    <meta:editing-cycles>14</meta:editing-cycles>
    <meta:editing-duration>PT10080S</meta:editing-duration>
    <meta:document-statistic meta:page-count="5" meta:paragraph-count="15" meta:word-count="1177" meta:character-count="7874" meta:row-count="55" meta:non-whitespace-character-count="6712"/>
  </office:meta>
</office:document-meta>
</file>